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fo:color="#800000" style:font-name="Verdana1"/>
    </style:style>
    <style:style style:name="T2" style:family="text">
      <style:text-properties fo:color="#800000" style:font-name="Verdana1" fo:font-weight="bold"/>
    </style:style>
    <style:style style:name="T3" style:family="text">
      <style:text-properties fo:color="#800000" style:font-name="Verdana1" fo:font-size="13.5pt"/>
    </style:style>
    <style:style style:name="T4" style:family="text">
      <style:text-properties fo:color="#800000" style:font-name="Verdana1" fo:font-size="10pt"/>
    </style:style>
    <style:style style:name="T5" style:family="text">
      <style:text-properties fo:color="#800000" style:font-name="Verdana1" fo:font-size="14pt"/>
    </style:style>
    <style:style style:name="T6" style:family="text">
      <style:text-properties style:font-name="Verdana1"/>
    </style:style>
    <style:style style:name="T7" style:family="text">
      <style:text-properties style:font-name="Verdana1" fo:font-weight="bold"/>
    </style:style>
    <style:style style:name="T8" style:family="text">
      <style:text-properties style:font-name="Verdana1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800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l Mix</text:p>
      <text:p text:style-name="Standard">Crystal Miller</text:p>
      <text:p text:style-name="Standard"/>
      <text:p text:style-name="Standard">8 cups roasted and salted peanuts</text:p>
      <text:p text:style-name="Standard">2 cups dried banana pieces, you can break the pieces up if they are too big</text:p>
      <text:p text:style-name="Standard">½ to 1 cup dried apricots, cut in quarters</text:p>
      <text:p text:style-name="Standard">1 cup raw cashews</text:p>
      <text:p text:style-name="Standard">3 cups raisins</text:p>
      <text:p text:style-name="Standard">2 cups chocolate chips, grain sweetened if possible</text:p>
      <text:p text:style-name="Standard"/>
      <text:p text:style-name="Standard">Combine all of the above ingredients in a large pan and stir until things are evenly combined. Store in airtight zip type bags or plastic containers. This recipe makes approximately 16 cup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15:43.65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9" meta:word-count="82" meta:character-count="445"/>
  </office:meta>
</office:document-meta>
</file>